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6.612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.671cm" fo:min-width="6.612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6.4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e86ae" draw:textarea-horizontal-align="justify" draw:textarea-vertical-align="middle" draw:auto-grow-height="false" fo:min-height="2.671cm" fo:min-width="6.6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7.624cm" fo:min-width="14.61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/>
    </style:style>
    <style:style style:name="P5" style:family="paragraph">
      <loext:graphic-properties draw:fill-color="#729fcf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112cm" svg:height="2.921cm" svg:x="2.016cm" svg:y="20.05cm">
          <text:p text:style-name="P1">INDEX /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7.112cm" svg:height="2.921cm" svg:x="25.003cm" svg:y="27.162cm">
          <text:p text:style-name="P1">Acostic produc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7.112cm" svg:height="2.921cm" svg:x="25.13cm" svg:y="30.464cm">
          <text:p text:style-name="P1"><text:span text:style-name="T1">Studio </text:span>produc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7.112cm" svg:height="2.921cm" svg:x="25.13cm" svg:y="33.893cm">
          <text:p text:style-name="P1"><text:span text:style-name="T1">Accessorie </text:span>produc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7.112cm" svg:height="2.921cm" svg:x="42.783cm" svg:y="40.37cm">
          <text:p text:style-name="P1">Send ti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112cm" svg:height="2.921cm" svg:x="22.815cm" svg:y="8.747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112cm" svg:height="2.921cm" svg:x="22.815cm" svg:y="12.303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6.956cm" svg:height="2.794cm" svg:x="35.573cm" svg:y="15.859cm">
          <text:p text:style-name="P1">Forget email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7.112cm" svg:height="2.921cm" svg:x="25.257cm" svg:y="17.002cm">
          <text:p text:style-name="P1">Forget Passwor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112cm" svg:height="2.921cm" svg:x="45.45cm" svg:y="11.922cm">
          <text:p text:style-name="P1">Resul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112cm" svg:height="2.921cm" svg:x="22.717cm" svg:y="2.778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112cm" svg:height="2.921cm" svg:x="13.192cm" svg:y="11.033cm">
          <text:p text:style-name="P1">Login or regis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6.273cm" svg:y1="5.699cm" svg:x2="16.748cm" svg:y2="11.033cm" draw:start-shape="id1" draw:start-glue-point="2" draw:end-shape="id2" draw:end-glue-point="0" svg:d="M26273 5699v2666h-9525v2668" svg:viewBox="0 0 9526 5335">
          <text:p/>
        </draw:connector>
        <draw:connector draw:style-name="gr4" draw:text-style-name="P3" draw:layer="layout" svg:x1="9.128cm" svg:y1="21.51cm" svg:x2="13.192cm" svg:y2="12.493cm" draw:start-shape="id3" draw:end-shape="id2" draw:end-glue-point="3" svg:d="M9128 21510h2032v-9017h2032" svg:viewBox="0 0 4065 9018">
          <text:p/>
        </draw:connector>
        <draw:connector draw:style-name="gr4" draw:text-style-name="P3" draw:layer="layout" svg:x1="20.304cm" svg:y1="12.493cm" svg:x2="22.815cm" svg:y2="10.207cm" draw:start-shape="id2" draw:start-glue-point="1" draw:end-shape="id4" draw:end-glue-point="3" svg:d="M20304 12493h1256v-2286h1255" svg:viewBox="0 0 2512 2287">
          <text:p/>
        </draw:connector>
        <draw:connector draw:style-name="gr4" draw:text-style-name="P3" draw:layer="layout" svg:x1="20.304cm" svg:y1="12.493cm" svg:x2="22.815cm" svg:y2="13.763cm" draw:start-shape="id2" draw:end-shape="id5" svg:d="M20304 12493h1256v1270h1255" svg:viewBox="0 0 2512 1271">
          <text:p/>
        </draw:connector>
        <draw:connector draw:style-name="gr4" draw:text-style-name="P3" draw:layer="layout" svg:x1="29.927cm" svg:y1="10.207cm" svg:x2="45.45cm" svg:y2="13.382cm" draw:start-shape="id4" draw:start-glue-point="1" draw:end-shape="id6" svg:d="M29927 10207h7762v3175h7761" svg:viewBox="0 0 15524 3176">
          <text:p/>
        </draw:connector>
        <draw:connector draw:style-name="gr4" draw:text-style-name="P3" draw:layer="layout" svg:x1="29.927cm" svg:y1="13.763cm" svg:x2="35.573cm" svg:y2="17.256cm" draw:start-shape="id5" draw:end-shape="id7" draw:end-glue-point="3" svg:d="M29927 13763h2823v3493h2823" svg:viewBox="0 0 5647 3494">
          <text:p/>
        </draw:connector>
        <draw:connector draw:style-name="gr4" draw:text-style-name="P3" draw:layer="layout" svg:x1="26.371cm" svg:y1="15.224cm" svg:x2="28.813cm" svg:y2="17.002cm" draw:start-shape="id5" draw:start-glue-point="2" draw:end-shape="id8" svg:d="M26371 15224v888h2442v890" svg:viewBox="0 0 2443 1779">
          <text:p/>
        </draw:connector>
        <draw:connector draw:style-name="gr4" draw:text-style-name="P3" draw:layer="layout" svg:x1="5.572cm" svg:y1="22.971cm" svg:x2="15.859cm" svg:y2="26.908cm" draw:start-shape="id3" draw:start-glue-point="2" draw:end-shape="id9" svg:d="M5572 22971v1968h10287v1969" svg:viewBox="0 0 10288 3938">
          <text:p/>
        </draw:connector>
        <draw:connector draw:style-name="gr4" draw:text-style-name="P3" draw:layer="layout" svg:x1="19.415cm" svg:y1="28.368cm" svg:x2="25.003cm" svg:y2="28.622cm" draw:start-shape="id9" draw:end-shape="id10" svg:d="M19415 28368h2794v254h2794" svg:viewBox="0 0 5589 255">
          <text:p/>
        </draw:connector>
        <draw:connector draw:style-name="gr4" draw:text-style-name="P3" draw:layer="layout" svg:x1="19.415cm" svg:y1="28.368cm" svg:x2="25.13cm" svg:y2="31.924cm" draw:start-shape="id9" draw:end-shape="id11" svg:d="M19415 28368h2858v3556h2857" svg:viewBox="0 0 5716 3557">
          <text:p/>
        </draw:connector>
        <draw:connector draw:style-name="gr4" draw:text-style-name="P3" draw:layer="layout" svg:x1="19.415cm" svg:y1="28.368cm" svg:x2="25.13cm" svg:y2="35.353cm" draw:start-shape="id9" draw:start-glue-point="1" draw:end-shape="id12" svg:d="M19415 28368h2858v6985h2857" svg:viewBox="0 0 5716 6986">
          <text:p/>
        </draw:connector>
        <draw:connector draw:style-name="gr4" draw:text-style-name="P3" draw:layer="layout" svg:x1="19.415cm" svg:y1="28.368cm" svg:x2="25.511cm" svg:y2="39.544cm" draw:start-shape="id9" draw:end-shape="id13" draw:end-glue-point="3" svg:d="M19415 28368h3048v11176h3048" svg:viewBox="0 0 6097 11177">
          <text:p/>
        </draw:connector>
        <draw:custom-shape draw:style-name="gr1" draw:text-style-name="P1" xml:id="id14" draw:id="id14" draw:layer="layout" svg:width="7.112cm" svg:height="2.921cm" svg:x="12.811cm" svg:y="44.561cm"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5.572cm" svg:y1="22.971cm" svg:x2="12.811cm" svg:y2="46.021cm" draw:start-shape="id3" draw:start-glue-point="2" draw:end-shape="id14" draw:end-glue-point="3" svg:d="M5572 22971v23050h7239" svg:viewBox="0 0 7240 23051">
          <text:p/>
        </draw:connector>
        <draw:custom-shape draw:style-name="gr1" draw:text-style-name="P1" xml:id="id15" draw:id="id15" draw:layer="layout" svg:width="7.112cm" svg:height="2.921cm" svg:x="51.927cm" svg:y="32.877cm">
          <text:p text:style-name="P1">Product in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9.923cm" svg:y1="46.021cm" svg:x2="51.927cm" svg:y2="34.337cm" draw:start-shape="id14" draw:end-shape="id15" svg:d="M19923 46021h16002v-11684h16002" svg:viewBox="0 0 32005 11685">
          <text:p/>
        </draw:connector>
        <draw:custom-shape draw:style-name="gr1" draw:text-style-name="P1" xml:id="id9" draw:id="id9" draw:layer="layout" svg:width="7.112cm" svg:height="2.921cm" svg:x="12.303cm" svg:y="26.908cm">
          <text:p text:style-name="P1">men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2.115cm" svg:y1="28.622cm" svg:x2="51.927cm" svg:y2="34.337cm" draw:start-shape="id10" draw:start-glue-point="1" draw:end-shape="id15" draw:end-glue-point="3" svg:d="M32115 28622h9906v5715h9906" svg:viewBox="0 0 19813 5716">
          <text:p/>
        </draw:connector>
        <draw:connector draw:style-name="gr4" draw:text-style-name="P3" draw:layer="layout" svg:x1="32.242cm" svg:y1="31.924cm" svg:x2="51.927cm" svg:y2="34.337cm" draw:start-shape="id11" draw:end-shape="id15" svg:d="M32242 31924h9843v2413h9842" svg:viewBox="0 0 19686 2414">
          <text:p/>
        </draw:connector>
        <draw:connector draw:style-name="gr4" draw:text-style-name="P3" draw:layer="layout" svg:x1="32.242cm" svg:y1="35.353cm" svg:x2="51.927cm" svg:y2="34.337cm" draw:start-shape="id12" draw:start-glue-point="1" draw:end-shape="id15" svg:d="M32242 35353h9843v-1016h9842" svg:viewBox="0 0 19686 1017">
          <text:p/>
        </draw:connector>
        <draw:custom-shape draw:style-name="gr5" draw:text-style-name="P4" xml:id="id16" draw:id="id16" draw:layer="layout" svg:width="7.112cm" svg:height="2.921cm" svg:x="12.176cm" svg:y="52.181cm">
          <text:p text:style-name="P1">Socail <text:s/>medi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5.572cm" svg:y1="22.971cm" svg:x2="12.176cm" svg:y2="53.641cm" draw:start-shape="id3" draw:start-glue-point="2" draw:end-shape="id16" draw:end-glue-point="3" svg:d="M5572 22971v30670h6604" svg:viewBox="0 0 6605 30671">
          <text:p/>
        </draw:connector>
        <draw:connector draw:style-name="gr4" draw:text-style-name="P3" draw:layer="layout" draw:line-skew="10.985cm" svg:x1="29.829cm" svg:y1="4.238cm" svg:x2="55.61cm" svg:y2="13.382cm" draw:start-shape="id1" draw:end-shape="id17" svg:d="M29829 4238h23876v9144h1905" svg:viewBox="0 0 25782 9145">
          <text:p/>
        </draw:connector>
        <draw:custom-shape draw:style-name="gr1" draw:text-style-name="P1" xml:id="id22" draw:id="id22" draw:layer="layout" svg:width="7.112cm" svg:height="2.921cm" svg:x="67.167cm" svg:y="8.747cm">
          <text:p text:style-name="P1">My Ord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9.927cm" svg:y1="13.763cm" svg:x2="45.45cm" svg:y2="13.382cm" draw:start-shape="id5" draw:end-shape="id6" draw:end-glue-point="3" svg:d="M29927 13763h7762v-381h7761" svg:viewBox="0 0 15524 382">
          <text:p/>
        </draw:connector>
        <draw:custom-shape draw:style-name="gr1" draw:text-style-name="P1" xml:id="id21" draw:id="id21" draw:layer="layout" svg:width="7.112cm" svg:height="2.921cm" svg:x="67.294cm" svg:y="4.937cm">
          <text:p text:style-name="P1">Edit Acou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112cm" svg:height="2.921cm" svg:x="66.786cm" svg:y="12.557cm">
          <text:p text:style-name="P1">My ticke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7.112cm" svg:height="2.921cm" svg:x="66.405cm" svg:y="16.113cm">
          <text:p text:style-name="P1">My Cart List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112cm" svg:height="2.921cm" svg:x="84.312cm" svg:y="11.795cm">
          <text:p text:style-name="P1">Send ti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7.112cm" svg:height="2.921cm" svg:x="82.915cm" svg:y="15.351cm">
          <text:p text:style-name="P1">Response Ti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7.112cm" svg:height="2.921cm" svg:x="55.61cm" svg:y="11.922cm">
          <text:p text:style-name="P1">Client Panel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2.562cm" svg:y1="13.382cm" svg:x2="55.61cm" svg:y2="13.382cm" draw:start-shape="id6" draw:end-shape="id17" svg:d="M52562 13382h3048" svg:viewBox="0 0 3049 1">
          <text:p/>
        </draw:connector>
        <draw:connector draw:style-name="gr4" draw:text-style-name="P3" draw:layer="layout" svg:x1="73.898cm" svg:y1="14.017cm" svg:x2="84.312cm" svg:y2="13.255cm" draw:start-shape="id18" draw:start-glue-point="1" draw:end-shape="id19" svg:d="M73898 14017h5207v-762h5207" svg:viewBox="0 0 10415 763">
          <text:p/>
        </draw:connector>
        <draw:connector draw:style-name="gr4" draw:text-style-name="P3" draw:layer="layout" svg:x1="73.898cm" svg:y1="14.017cm" svg:x2="82.915cm" svg:y2="16.811cm" draw:start-shape="id18" draw:end-shape="id20" svg:d="M73898 14017h4509v2794h4508" svg:viewBox="0 0 9018 2795">
          <text:p/>
        </draw:connector>
        <draw:connector draw:style-name="gr4" draw:text-style-name="P3" draw:layer="layout" svg:x1="62.722cm" svg:y1="13.382cm" svg:x2="67.294cm" svg:y2="6.397cm" draw:start-shape="id17" draw:end-shape="id21" svg:d="M62722 13382h2286v-6985h2286" svg:viewBox="0 0 4573 6986">
          <text:p/>
        </draw:connector>
        <draw:connector draw:style-name="gr4" draw:text-style-name="P3" draw:layer="layout" svg:x1="62.722cm" svg:y1="13.382cm" svg:x2="67.167cm" svg:y2="10.207cm" draw:start-shape="id17" draw:end-shape="id22" svg:d="M62722 13382h2223v-3175h2222" svg:viewBox="0 0 4446 3176">
          <text:p/>
        </draw:connector>
        <draw:connector draw:style-name="gr4" draw:text-style-name="P3" draw:layer="layout" svg:x1="62.722cm" svg:y1="13.382cm" svg:x2="66.786cm" svg:y2="14.017cm" draw:start-shape="id17" draw:end-shape="id18" svg:d="M62722 13382h2032v635h2032" svg:viewBox="0 0 4065 636">
          <text:p/>
        </draw:connector>
        <draw:connector draw:style-name="gr4" draw:text-style-name="P3" draw:layer="layout" svg:x1="62.722cm" svg:y1="13.382cm" svg:x2="66.405cm" svg:y2="17.573cm" draw:start-shape="id17" draw:end-shape="id23" svg:d="M62722 13382h1842v4191h1841" svg:viewBox="0 0 3684 4192">
          <text:p/>
        </draw:connector>
        <draw:custom-shape draw:style-name="gr1" draw:text-style-name="P1" xml:id="id24" draw:id="id24" draw:layer="layout" svg:width="7.112cm" svg:height="2.921cm" svg:x="82.788cm" svg:y="7.731cm">
          <text:p text:style-name="P1">Cancel / Pay / check</text:p>
          <text:p text:style-name="P1"><text:s/>Ord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4.279cm" svg:y1="10.207cm" svg:x2="82.788cm" svg:y2="9.191cm" draw:start-shape="id22" draw:end-shape="id24" svg:d="M74279 10207h4255v-1016h4254" svg:viewBox="0 0 8510 1017">
          <text:p/>
        </draw:connector>
        <draw:custom-shape draw:style-name="gr1" draw:text-style-name="P1" xml:id="id25" draw:id="id25" draw:layer="layout" svg:width="7.112cm" svg:height="2.921cm" svg:x="78.47cm" svg:y="19.288cm">
          <text:p text:style-name="P1">Submit / Check / Remove</text:p>
          <text:p text:style-name="P1">From Cart Lis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3.517cm" svg:y1="17.573cm" svg:x2="78.47cm" svg:y2="20.748cm" draw:start-shape="id23" draw:end-shape="id25" svg:d="M73517 17573h2471v3175h2482" svg:viewBox="0 0 4954 3176">
          <text:p/>
        </draw:connector>
        <draw:custom-shape draw:style-name="gr1" draw:text-style-name="P1" xml:id="id26" draw:id="id26" draw:layer="layout" svg:width="7.112cm" svg:height="2.921cm" svg:x="14.716cm" svg:y="20.431cm">
          <text:p text:style-name="P1">Search bo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.128cm" svg:y1="21.51cm" svg:x2="14.716cm" svg:y2="21.891cm" draw:start-shape="id3" draw:end-shape="id26" svg:d="M9128 21510h2794v381h2794" svg:viewBox="0 0 5589 382">
          <text:p/>
        </draw:connector>
        <draw:custom-shape draw:style-name="gr2" draw:text-style-name="P2" xml:id="id27" draw:id="id27" draw:layer="layout" svg:width="7.112cm" svg:height="2.921cm" svg:x="29.575cm" svg:y="22.336cm">
          <text:p text:style-name="P1">Products List Sorted</text:p>
          <text:p text:style-name="P1">By Search box on </text:p>
          <text:p text:style-name="P1">combobo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21.828cm" svg:y1="21.891cm" svg:x2="29.575cm" svg:y2="23.796cm" draw:start-shape="id26" draw:end-shape="id27" svg:d="M21828 21891h3874v1905h3873" svg:viewBox="0 0 7748 1906">
          <text:p/>
        </draw:connector>
        <draw:connector draw:style-name="gr4" draw:text-style-name="P3" draw:layer="layout" draw:line-skew="2.921cm" svg:x1="36.687cm" svg:y1="23.796cm" svg:x2="51.927cm" svg:y2="34.337cm" draw:start-shape="id27" draw:start-glue-point="1" draw:end-shape="id15" svg:d="M36687 23796h10541v10541h4699" svg:viewBox="0 0 15241 10542">
          <text:p/>
        </draw:connector>
        <draw:custom-shape draw:style-name="gr2" draw:text-style-name="P5" xml:id="id28" draw:id="id28" draw:layer="layout" svg:width="7.112cm" svg:height="2.921cm" svg:x="31.734cm" svg:y="5.572cm">
          <text:p text:style-name="P1"><text:span text:style-name="T2">Terms and rule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9.927cm" svg:y1="10.207cm" svg:x2="31.734cm" svg:y2="7.032cm" draw:start-shape="id4" draw:end-shape="id28" svg:d="M29927 10207h904v-3175h903" svg:viewBox="0 0 1808 3176">
          <text:p/>
        </draw:connector>
        <draw:line draw:style-name="gr6" draw:text-style-name="P3" draw:layer="layout" svg:x1="117.9cm" svg:y1="1cm" svg:x2="1cm" svg:y2="83.1cm">
          <text:p/>
        </draw:line>
        <draw:custom-shape draw:style-name="gr2" draw:text-style-name="P2" xml:id="id51" draw:id="id51" draw:layer="layout" svg:width="7.112cm" svg:height="2.921cm" svg:x="56.499cm" svg:y="49.641cm">
          <text:p text:style-name="P1">INDEX /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5.113cm" svg:height="7.874cm" svg:x="51.546cm" svg:y="20.685cm">
          <text:p text:style-name="P1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5.113cm" svg:height="7.874cm" svg:x="42.783cm" svg:y="53.832cm">
          <text:p text:style-name="P1"><text:span text:style-name="T3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0" draw:id="id30" draw:layer="layout" svg:width="7.112cm" svg:height="2.921cm" svg:x="67.929cm" svg:y="47.99cm">
          <text:p text:style-name="P1">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7.112cm" svg:height="2.921cm" svg:x="25.511cm" svg:y="38.084cm">
          <text:p text:style-name="P1">Contact U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2.623cm" svg:y1="39.544cm" svg:x2="42.783cm" svg:y2="41.83cm" draw:start-shape="id13" draw:end-shape="id29" svg:d="M32623 39544h5080v2286h5080" svg:viewBox="0 0 10161 2287">
          <text:p/>
        </draw:connector>
        <draw:custom-shape draw:style-name="gr2" draw:text-style-name="P2" xml:id="id31" draw:id="id31" draw:layer="layout" svg:width="7.112cm" svg:height="2.921cm" svg:x="78.597cm" svg:y="36.433cm">
          <text:p text:style-name="P1">Produ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" draw:id="id33" draw:layer="layout" svg:width="7.112cm" svg:height="2.921cm" svg:x="78.216cm" svg:y="42.529cm">
          <text:p text:style-name="P1">or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2" draw:id="id32" draw:layer="layout" svg:width="7.112cm" svg:height="2.921cm" svg:x="78.427cm" svg:y="49.993cm">
          <text:p text:style-name="P1">Custom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4" draw:id="id34" draw:layer="layout" svg:width="7.112cm" svg:height="2.921cm" svg:x="78.089cm" svg:y="56.88cm">
          <text:p text:style-name="P1">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5" draw:id="id35" draw:layer="layout" svg:width="7.112cm" svg:height="2.921cm" svg:x="78.089cm" svg:y="61.579cm">
          <text:p text:style-name="P1">com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6" draw:id="id36" draw:layer="layout" svg:width="7.112cm" svg:height="2.921cm" svg:x="78.597cm" svg:y="73.263cm">
          <text:p text:style-name="P1">Ban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75.041cm" svg:y1="49.45cm" svg:x2="78.597cm" svg:y2="37.893cm" draw:start-shape="id30" draw:end-shape="id31" svg:d="M75041 49450h1778v-11557h1778" svg:viewBox="0 0 3557 11558">
          <text:p/>
        </draw:connector>
        <draw:connector draw:style-name="gr4" draw:text-style-name="P3" draw:layer="layout" svg:x1="75.041cm" svg:y1="49.45cm" svg:x2="78.427cm" svg:y2="51.453cm" draw:start-shape="id30" draw:start-glue-point="1" draw:end-shape="id32" svg:d="M75041 49450h1693v2003h1693" svg:viewBox="0 0 3387 2004">
          <text:p/>
        </draw:connector>
        <draw:connector draw:style-name="gr4" draw:text-style-name="P3" draw:layer="layout" svg:x1="75.041cm" svg:y1="49.45cm" svg:x2="78.216cm" svg:y2="43.989cm" draw:start-shape="id30" draw:end-shape="id33" svg:d="M75041 49450h1588v-5461h1587" svg:viewBox="0 0 3176 5462">
          <text:p/>
        </draw:connector>
        <draw:connector draw:style-name="gr4" draw:text-style-name="P3" draw:layer="layout" svg:x1="75.041cm" svg:y1="49.45cm" svg:x2="78.089cm" svg:y2="58.34cm" draw:start-shape="id30" draw:end-shape="id34" svg:d="M75041 49450h1524v8890h1524" svg:viewBox="0 0 3049 8891">
          <text:p/>
        </draw:connector>
        <draw:connector draw:style-name="gr4" draw:text-style-name="P3" draw:layer="layout" svg:x1="75.041cm" svg:y1="49.45cm" svg:x2="78.089cm" svg:y2="63.039cm" draw:start-shape="id30" draw:end-shape="id35" svg:d="M75041 49450h1524v13589h1524" svg:viewBox="0 0 3049 13590">
          <text:p/>
        </draw:connector>
        <draw:connector draw:style-name="gr4" draw:text-style-name="P3" draw:layer="layout" svg:x1="75.041cm" svg:y1="49.45cm" svg:x2="78.597cm" svg:y2="74.723cm" draw:start-shape="id30" draw:end-shape="id36" svg:d="M75041 49450h1778v25273h1778" svg:viewBox="0 0 3557 25274">
          <text:p/>
        </draw:connector>
        <draw:custom-shape draw:style-name="gr1" draw:text-style-name="P1" xml:id="id38" draw:id="id38" draw:layer="layout" svg:width="7.112cm" svg:height="2.921cm" svg:x="89.011cm" svg:y="38.465cm">
          <text:p text:style-name="P1">Search a produ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7" draw:id="id37" draw:layer="layout" svg:width="7.112cm" svg:height="2.921cm" svg:x="89.011cm" svg:y="35.163cm">
          <text:p text:style-name="P1">Add new produ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709cm" svg:y1="37.893cm" svg:x2="89.011cm" svg:y2="36.623cm" draw:start-shape="id31" draw:end-shape="id37" svg:d="M85709 37893h1651v-1270h1651" svg:viewBox="0 0 3303 1271">
          <text:p/>
        </draw:connector>
        <draw:connector draw:style-name="gr4" draw:text-style-name="P3" draw:layer="layout" svg:x1="85.709cm" svg:y1="37.893cm" svg:x2="89.011cm" svg:y2="39.925cm" draw:start-shape="id31" draw:end-shape="id38" svg:d="M85709 37893h1651v2032h1651" svg:viewBox="0 0 3303 2033">
          <text:p/>
        </draw:connector>
        <draw:custom-shape draw:style-name="gr1" draw:text-style-name="P1" xml:id="id39" draw:id="id39" draw:layer="layout" svg:width="7.112cm" svg:height="2.921cm" svg:x="99.425cm" svg:y="37.957cm">
          <text:p text:style-name="P1">Result search produ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6.123cm" svg:y1="39.925cm" svg:x2="99.425cm" svg:y2="39.417cm" draw:start-shape="id38" draw:end-shape="id39" draw:end-glue-point="3" svg:d="M96123 39925h1651v-508h1651" svg:viewBox="0 0 3303 509">
          <text:p/>
        </draw:connector>
        <draw:custom-shape draw:style-name="gr1" draw:text-style-name="P1" xml:id="id40" draw:id="id40" draw:layer="layout" svg:width="7.112cm" svg:height="2.921cm" svg:x="108.883cm" svg:y="37.957cm">
          <text:p text:style-name="P1">edit <text:s/>/ dele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06.537cm" svg:y1="39.417cm" svg:x2="108.883cm" svg:y2="39.417cm" draw:start-shape="id39" draw:end-shape="id40" svg:d="M106537 39417h2346" svg:viewBox="0 0 2347 1">
          <text:p/>
        </draw:connector>
        <draw:custom-shape draw:style-name="gr1" draw:text-style-name="P1" draw:layer="layout" svg:width="7.112cm" svg:height="2.921cm" svg:x="89.646cm" svg:y="49.612cm">
          <text:p text:style-name="P1">Search a custo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layout" svg:width="7.112cm" svg:height="2.921cm" svg:x="109.077cm" svg:y="49.387cm">
          <text:p text:style-name="P1">edit / dele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1" draw:id="id41" draw:layer="layout" svg:width="7.112cm" svg:height="2.921cm" svg:x="89.646cm" svg:y="49.612cm">
          <text:p text:style-name="P1">Search a custo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2" draw:id="id42" draw:layer="layout" svg:width="7.112cm" svg:height="2.921cm" svg:x="98.79cm" svg:y="49.612cm">
          <text:p text:style-name="P1">Result search custom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6.758cm" svg:y1="51.072cm" svg:x2="98.79cm" svg:y2="51.072cm" draw:start-shape="id41" draw:end-shape="id42" svg:d="M96758 51072h2032" svg:viewBox="0 0 2033 1">
          <text:p/>
        </draw:connector>
        <draw:connector draw:style-name="gr4" draw:text-style-name="P3" draw:layer="layout" svg:x1="105.902cm" svg:y1="51.072cm" svg:x2="109.077cm" svg:y2="50.847cm" draw:start-shape="id42" draw:end-shape="id43" svg:d="M105902 51072h1588v-225h1587" svg:viewBox="0 0 3176 226">
          <text:p/>
        </draw:connector>
        <draw:connector draw:style-name="gr4" draw:text-style-name="P3" draw:layer="layout" svg:x1="85.539cm" svg:y1="51.453cm" svg:x2="89.646cm" svg:y2="51.072cm" draw:start-shape="id32" draw:end-shape="id41" svg:d="M85539 51453h2054v-381h2053" svg:viewBox="0 0 4108 382">
          <text:p/>
        </draw:connector>
        <draw:custom-shape draw:style-name="gr1" draw:text-style-name="P1" xml:id="id47" draw:id="id47" draw:layer="layout" svg:width="7.112cm" svg:height="2.921cm" svg:x="87.995cm" svg:y="42.275cm">
          <text:p text:style-name="P1">Orders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4" draw:id="id44" draw:layer="layout" svg:width="7.112cm" svg:height="2.921cm" svg:x="88.122cm" svg:y="46.085cm">
          <text:p text:style-name="P1">Search an or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5" draw:id="id45" draw:layer="layout" svg:width="7.112cm" svg:height="2.921cm" svg:x="98.79cm" svg:y="45.704cm">
          <text:p text:style-name="P1">Result Search or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6" draw:id="id46" draw:layer="layout" svg:width="7.112cm" svg:height="2.921cm" svg:x="108.188cm" svg:y="45.958cm">
          <text:p text:style-name="P1">edit <text:s/>/ client in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5.234cm" svg:y1="47.545cm" svg:x2="98.79cm" svg:y2="47.164cm" draw:start-shape="id44" draw:end-shape="id45" draw:end-glue-point="3" svg:d="M95234 47545h1778v-381h1778" svg:viewBox="0 0 3557 382">
          <text:p/>
        </draw:connector>
        <draw:connector draw:style-name="gr4" draw:text-style-name="P3" draw:layer="layout" svg:x1="105.902cm" svg:y1="47.164cm" svg:x2="108.188cm" svg:y2="47.418cm" draw:start-shape="id45" draw:start-glue-point="1" draw:end-shape="id46" svg:d="M105902 47164h1143v254h1143" svg:viewBox="0 0 2287 255">
          <text:p/>
        </draw:connector>
        <draw:connector draw:style-name="gr4" draw:text-style-name="P3" draw:layer="layout" svg:x1="85.328cm" svg:y1="43.989cm" svg:x2="87.995cm" svg:y2="43.735cm" draw:start-shape="id33" draw:end-shape="id47" svg:d="M85328 43989h1334v-254h1333" svg:viewBox="0 0 2668 255">
          <text:p/>
        </draw:connector>
        <draw:connector draw:style-name="gr4" draw:text-style-name="P3" draw:layer="layout" svg:x1="85.328cm" svg:y1="43.989cm" svg:x2="88.122cm" svg:y2="47.545cm" draw:start-shape="id33" draw:end-shape="id44" svg:d="M85328 43989h1397v3556h1397" svg:viewBox="0 0 2795 3557">
          <text:p/>
        </draw:connector>
        <draw:custom-shape draw:style-name="gr1" draw:text-style-name="P1" xml:id="id48" draw:id="id48" draw:layer="layout" svg:width="7.112cm" svg:height="2.921cm" svg:x="90.535cm" svg:y="56.626cm">
          <text:p text:style-name="P1">Search an ad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9" draw:id="id49" draw:layer="layout" svg:width="7.112cm" svg:height="2.921cm" svg:x="100.314cm" svg:y="56.626cm">
          <text:p text:style-name="P1">Result search ad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0" draw:id="id50" draw:layer="layout" svg:width="7.112cm" svg:height="2.921cm" svg:x="109.204cm" svg:y="56.499cm">
          <text:p text:style-name="P1">edit / dele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201cm" svg:y1="58.34cm" svg:x2="90.535cm" svg:y2="58.086cm" draw:start-shape="id34" draw:end-shape="id48" svg:d="M85201 58340h2667v-254h2667" svg:viewBox="0 0 5335 255">
          <text:p/>
        </draw:connector>
        <draw:connector draw:style-name="gr4" draw:text-style-name="P3" draw:layer="layout" svg:x1="97.647cm" svg:y1="58.086cm" svg:x2="100.314cm" svg:y2="58.086cm" draw:start-shape="id48" draw:end-shape="id49" svg:d="M97647 58086h2667" svg:viewBox="0 0 2668 1">
          <text:p/>
        </draw:connector>
        <draw:connector draw:style-name="gr4" draw:text-style-name="P3" draw:layer="layout" svg:x1="107.426cm" svg:y1="58.086cm" svg:x2="109.204cm" svg:y2="57.959cm" draw:start-shape="id49" draw:end-shape="id50" svg:d="M107426 58086h889v-127h889" svg:viewBox="0 0 1779 128">
          <text:p/>
        </draw:connector>
        <draw:connector draw:style-name="gr4" draw:text-style-name="P3" draw:layer="layout" svg:x1="63.611cm" svg:y1="51.101cm" svg:x2="67.929cm" svg:y2="49.45cm" draw:start-shape="id51" draw:end-shape="id30" svg:d="M63611 51101h2159v-1651h2159" svg:viewBox="0 0 4319 1652">
          <text:p/>
        </draw:connector>
        <draw:custom-shape draw:style-name="gr1" draw:text-style-name="P1" xml:id="id52" draw:id="id52" draw:layer="layout" svg:width="7.112cm" svg:height="2.921cm" svg:x="89.392cm" svg:y="61.325cm">
          <text:p text:style-name="P1">Search a com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3" draw:id="id53" draw:layer="layout" svg:width="7.112cm" svg:height="2.921cm" svg:x="99.933cm" svg:y="61.325cm">
          <text:p text:style-name="P1">Result and</text:p>
          <text:p text:style-name="P1"><text:s/>Confirm / dele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201cm" svg:y1="63.039cm" svg:x2="89.392cm" svg:y2="62.785cm" draw:start-shape="id35" draw:end-shape="id52" svg:d="M85201 63039h2096v-254h2095" svg:viewBox="0 0 4192 255">
          <text:p/>
        </draw:connector>
        <draw:connector draw:style-name="gr4" draw:text-style-name="P3" draw:layer="layout" svg:x1="96.504cm" svg:y1="62.785cm" svg:x2="99.933cm" svg:y2="62.785cm" draw:start-shape="id52" draw:end-shape="id53" svg:d="M96504 62785h3429" svg:viewBox="0 0 3430 1">
          <text:p/>
        </draw:connector>
        <draw:custom-shape draw:style-name="gr1" draw:text-style-name="P1" xml:id="id54" draw:id="id54" draw:layer="layout" svg:width="7.112cm" svg:height="2.921cm" svg:x="91.805cm" svg:y="73.39cm">
          <text:p text:style-name="P1">Edit / Uplo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709cm" svg:y1="74.723cm" svg:x2="91.805cm" svg:y2="74.85cm" draw:start-shape="id36" draw:end-shape="id54" svg:d="M85709 74723h3048v127h3048" svg:viewBox="0 0 6097 128">
          <text:p/>
        </draw:connector>
        <draw:custom-shape draw:style-name="gr1" draw:text-style-name="P1" xml:id="id55" draw:id="id55" draw:layer="layout" svg:width="7.112cm" svg:height="2.921cm" svg:x="78.47cm" svg:y="67.802cm">
          <text:p text:style-name="P1">Ticek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6" draw:id="id56" draw:layer="layout" svg:width="7.112cm" svg:height="2.921cm" svg:x="89.392cm" svg:y="67.04cm">
          <text:p text:style-name="P1">Tickets Li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85.582cm" svg:y1="69.262cm" svg:x2="89.392cm" svg:y2="68.5cm" draw:start-shape="id55" draw:end-shape="id56" svg:d="M85582 69262h1905v-762h1905" svg:viewBox="0 0 3811 763">
          <text:p/>
        </draw:connector>
        <draw:custom-shape draw:style-name="gr1" draw:text-style-name="P1" xml:id="id57" draw:id="id57" draw:layer="layout" svg:width="7.112cm" svg:height="2.921cm" svg:x="99.171cm" svg:y="67.04cm">
          <text:p text:style-name="P1">Edit / Respon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6.504cm" svg:y1="68.5cm" svg:x2="99.171cm" svg:y2="68.5cm" draw:start-shape="id56" draw:end-shape="id57" svg:d="M96504 68500h2667" svg:viewBox="0 0 2668 1">
          <text:p/>
        </draw:connector>
        <draw:connector draw:style-name="gr4" draw:text-style-name="P3" draw:layer="layout" svg:x1="75.041cm" svg:y1="49.45cm" svg:x2="78.47cm" svg:y2="69.262cm" draw:start-shape="id30" draw:end-shape="id55" draw:end-glue-point="3" svg:d="M75041 49450h1715v19812h1714" svg:viewBox="0 0 3430 19813">
          <text:p/>
        </draw:connector>
        <draw:custom-shape draw:style-name="gr1" draw:text-style-name="P1" xml:id="id58" draw:id="id58" draw:layer="layout" svg:width="7.112cm" svg:height="2.921cm" svg:x="80.375cm" svg:y="4.175cm">
          <text:p text:style-name="P1">Edit info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4.406cm" svg:y1="6.397cm" svg:x2="80.375cm" svg:y2="5.635cm" draw:start-shape="id21" draw:end-shape="id58" svg:d="M74406 6397h2985v-762h2984" svg:viewBox="0 0 5970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5T02:27:56.924580883</meta:creation-date>
    <dc:date>2021-07-16T15:07:52.951616065</dc:date>
    <meta:editing-duration>PT3H12M51S</meta:editing-duration>
    <meta:editing-cycles>69</meta:editing-cycles>
    <meta:generator>LibreOffice/6.1.5.2$Linux_X86_64 LibreOffice_project/10$Build-2</meta:generator>
    <meta:document-statistic meta:object-count="124"/>
  </office:meta>
</office:document-meta>
</file>